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1801e" officeooo:paragraph-rsid="0001801e" style:font-weight-asian="normal" style:font-weight-complex="normal"/>
    </style:style>
    <style:style style:name="T1" style:family="text">
      <style:text-properties officeooo:rsid="0000bc08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User Manual for Using the Gosquared Integrated Teamchat</text:span></text:p>
      <text:p text:style-name="P1"/>
      <text:p text:style-name="P1"/>
      <text:p text:style-name="P2"><text:s/>For using the Gosquared one need various keywords in Teamchat:</text:p>
      <text:p text:style-name="P2"/>
      <text:p text:style-name="P2">1) <text:span text:style-name="T2">configure</text:span>: it will ask to enter the credentials API key and the SITE token</text:p>
      <text:p text:style-name="P2"/>
      <text:p text:style-name="P2">2)<text:span text:style-name="T2"> now</text:span> : this will show the going (current) visitors there details on the website that you have registered with the Gosquared Account.</text:p>
      <text:p text:style-name="P2"/>
      <text:p text:style-name="P2">3)<text:span text:style-name="T2">change</text:span>: we can use this keyword to change the site token inorder to access the new site.</text:p>
      <text:p text:style-name="P2">4) trend: this keyword will give the total days trends like number of visitors, new visistors ,etc when ever you say trend.</text:p>
      <text:p text:style-name="P2"/>
      <text:p text:style-name="P2">5)s<text:span text:style-name="T2">cheduleme</text:span>: this keyword ask you enter a time when you need to get the trends during the day and at that time it will throw the trend till that time .</text:p>
      <text:p text:style-name="P2"/>
      <text:p text:style-name="P2">6) <text:span text:style-name="T2">notify</text:span> : this will help the user to setup there webhook notifications <text:s/>with teamchat and get notified whenever the corresponding url is hit.</text:p>
      <text:p text:style-name="P2"/>
      <text:p text:style-name="P2">Any problems one can go throw the mock to get the graphics <text:s/>work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5:16:29.070560549</meta:creation-date>
    <dc:date>2015-07-23T16:48:36.714503623</dc:date>
    <meta:editing-duration>PT6S</meta:editing-duration>
    <meta:editing-cycles>1</meta:editing-cycles>
    <meta:document-statistic meta:table-count="0" meta:image-count="0" meta:object-count="0" meta:page-count="1" meta:paragraph-count="9" meta:word-count="163" meta:character-count="906" meta:non-whitespace-character-count="748"/>
    <meta:generator>LibreOffice/4.2.3.3$Linux_X86_64 LibreOffice_project/420m0$Build-3</meta:generator>
  </office:meta>
</office:document-meta>
</file>